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automatic-styles>
    <style:style style:name="P1" style:family="paragraph" style:parent-style-name="Heading" style:list-style-name="WWNum4"/>
    <style:style style:name="P2" style:family="paragraph" style:parent-style-name="Heading" style:list-style-name="WWNum5"/>
    <style:style style:name="P3" style:family="paragraph" style:parent-style-name="Heading" style:list-style-name="WWNum1"/>
    <style:style style:name="P4" style:family="paragraph" style:parent-style-name="Heading_20_2">
      <style:text-properties officeooo:paragraph-rsid="001aff78"/>
    </style:style>
    <style:style style:name="P5" style:family="paragraph" style:parent-style-name="Heading_20_2">
      <style:paragraph-properties fo:text-align="end" style:justify-single-word="false"/>
      <style:text-properties officeooo:paragraph-rsid="001aff78"/>
    </style:style>
    <style:style style:name="P6" style:family="paragraph" style:parent-style-name="Standard">
      <style:paragraph-properties fo:text-align="center" style:justify-single-word="false"/>
      <style:text-properties officeooo:rsid="001aff78" officeooo:paragraph-rsid="001aff78"/>
    </style:style>
    <style:style style:name="P7" style:family="paragraph" style:parent-style-name="Standard">
      <style:paragraph-properties fo:text-align="center" style:justify-single-word="false"/>
      <style:text-properties officeooo:rsid="001aff78" officeooo:paragraph-rsid="001f4495"/>
    </style:style>
    <style:style style:name="P8" style:family="paragraph" style:parent-style-name="Standard">
      <style:paragraph-properties fo:text-align="center" style:justify-single-word="false"/>
      <style:text-properties officeooo:paragraph-rsid="001f4495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11409" officeooo:paragraph-rsid="00211409"/>
    </style:style>
    <style:style style:name="P10" style:family="paragraph" style:parent-style-name="Standard">
      <style:paragraph-properties fo:margin-left="2.521cm" fo:margin-right="0cm" fo:text-indent="0cm" style:auto-text-indent="false"/>
      <style:text-properties officeooo:paragraph-rsid="00211409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211409"/>
    </style:style>
    <style:style style:name="P13" style:family="paragraph" style:parent-style-name="Standard">
      <style:paragraph-properties fo:margin-left="2.521cm" fo:margin-right="0cm" fo:text-align="start" style:justify-single-word="false" fo:text-indent="0cm" style:auto-text-indent="false"/>
      <style:text-properties officeooo:rsid="0026119a" officeooo:paragraph-rsid="0026119a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6119a" officeooo:paragraph-rsid="0026119a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9b137" officeooo:paragraph-rsid="0029b137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b5e4f" officeooo:paragraph-rsid="002b5e4f"/>
    </style:style>
    <style:style style:name="P1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c9211e" loext:opacity="100%" fo:font-weight="bold" officeooo:rsid="002b5e4f" officeooo:paragraph-rsid="002b5e4f" style:font-weight-asian="bold" style:font-weight-complex="bold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bold" officeooo:rsid="002d5254" officeooo:paragraph-rsid="002d5254" style:font-weight-asian="bold" style:font-weight-complex="bold"/>
    </style:style>
    <style:style style:name="P1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loext:opacity="100%" fo:font-weight="normal" officeooo:rsid="002b5e4f" officeooo:paragraph-rsid="002b5e4f" style:font-weight-asian="normal" style:font-weight-complex="normal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d5254" officeooo:paragraph-rsid="002d5254" style:font-weight-asian="normal" style:font-weight-complex="normal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fo:font-weight="normal" officeooo:rsid="002efec0" officeooo:paragraph-rsid="002efec0" style:font-weight-asian="normal" style:font-weight-complex="normal"/>
    </style:style>
    <style:style style:name="T10" style:family="text">
      <style:text-properties officeooo:rsid="001d7d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biektowy projekt dla systemu “System Informacyjny dla serwisu rowerowego”</text:p>
      <text:p text:style-name="Title">w notacji UML </text:p>
      <text:p text:style-name="Title"/>
      <text:p text:style-name="P6"/>
      <text:h text:style-name="Heading_20_2" text:outline-level="2">Marcin Głód</text:h>
      <text:h text:style-name="P4" text:outline-level="2">Dawid Dreśliński</text:h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5" text:outline-level="2"/>
      <text:h text:style-name="P4" text:outline-level="2"/>
      <text:h text:style-name="P4" text:outline-level="2"/>
      <text:h text:style-name="P4" text:outline-level="2"><text:s/></text:h>
      <text:p text:style-name="P6">ISI, grupa 1</text:p>
      <text:p text:style-name="P6">PSI NS 2022, </text:p>
      <text:p text:style-name="P6">prowadzący mgr inż. Mirosław Żużel</text:p>
      <text:p text:style-name="P6"/>
      <text:p text:style-name="P6"/>
      <text:h text:style-name="Heading_20_4" text:outline-level="4"><text:soft-page-break/>opis</text:h>
      <text:p text:style-name="P7">Serwis rowerowy zajmuje się świadczeniem usług z zakresu wykonywan<text:span text:style-name="T10">i</text:span>a napraw I regulacji <text:span text:style-name="T10">rowerów, oraz sprzedaży części zamiennych I akcesoriów.</text:span></text:p>
      <text:p text:style-name="P8"/>
      <text:list xml:id="list1069415867" text:style-name="WWNum1">
        <text:list-header>
          <text:p text:style-name="P3">Skład zespołu organizacji serwis rowerowy</text:p>
        </text:list-header>
      </text:list>
      <text:p text:style-name="P11">Mechanik</text:p>
      <text:p text:style-name="P11">sprzedawca/pracownik obsługi klienta</text:p>
      <text:p text:style-name="P11">Księgowy</text:p>
      <text:p text:style-name="P14">kierownik</text:p>
      <text:p text:style-name="P13"/>
      <text:p text:style-name="P10"/>
      <text:list xml:id="list3833294678" text:style-name="WWNum4">
        <text:list-header>
          <text:p text:style-name="P1">Zakres działalności serwisu rowerowego</text:p>
        </text:list-header>
      </text:list>
      <text:p text:style-name="P11">Wykonywanie napraw pozostawionego sprzętu</text:p>
      <text:p text:style-name="P11">Kontakt klienta z sprzedawcą/ mechanikiem</text:p>
      <text:p text:style-name="P11">Zamawianie części zamiennych i narzędzi pracy</text:p>
      <text:p text:style-name="P11">Wykonywanie wyceny i kosztorysu naprawy</text:p>
      <text:p text:style-name="P11">Ewidencja stanu magazynowego części zamiennych</text:p>
      <text:p text:style-name="P11">Ewidencja klientów</text:p>
      <text:p text:style-name="P11">Harmonogram pracy i grafik</text:p>
      <text:list xml:id="list894478712" text:style-name="WWNum5">
        <text:list-header>
          <text:p text:style-name="P2">Osoby zaangażowane w dany proces:</text:p>
        </text:list-header>
      </text:list>
      <text:p text:style-name="P11">Wykonywanie wyceny i kosztorysu – klient, mechanik, pracownik obsługi klienta</text:p>
      <text:p text:style-name="P11">Wykonywanie napraw pozostawionego sprzętu – mechanik</text:p>
      <text:p text:style-name="P11">Kontakt klienta z sprzedawcą/ mechanikiem – klient, mechanik, pracownik obsługi klienta</text:p>
      <text:p text:style-name="P11">Zamawianie części zamiennych i narzędzi pracy – mechanik, pracownik obsługi klienta</text:p>
      <text:p text:style-name="P11">Ewidencja stanu magazynowego części zamiennych – mechanik, pracownik obsługi klienta</text:p>
      <text:p text:style-name="P11">Ewidencja klientów -mechanik, pracownik obsługi klienta</text:p>
      <text:p text:style-name="P9">Harmonogram pracy i grafik – klient, <text:s/>mechanik, pracownik obsługi klienta</text:p>
      <text:p text:style-name="P9"/>
      <text:p text:style-name="Heading"/>
      <text:p text:style-name="Heading">lista przypadków użycia</text:p>
      <text:p text:style-name="P15">wykonanie usług dla klientów przez mechanika</text:p>
      <text:p text:style-name="P15">zamawianie części I narzędzi pracy</text:p>
      <text:p text:style-name="P15">wykonywanie wyceny I kosztorysu naprawy</text:p>
      <text:p text:style-name="P15">ewidencja stanu magazynowego części zamiennych</text:p>
      <text:p text:style-name="P15">ewidencja klientów</text:p>
      <text:p text:style-name="P15">harmonogram pracy </text:p>
      <text:p text:style-name="P15">grafik</text:p>
      <text:p text:style-name="P15"/>
      <text:p text:style-name="Heading"><text:soft-page-break/>lista aktorów</text:p>
      <text:p text:style-name="P9"/>
      <text:p text:style-name="P16">kierownik</text:p>
      <text:p text:style-name="P16">mechanik</text:p>
      <text:p text:style-name="P16">pracownik obsługi klienta</text:p>
      <text:p text:style-name="P16">klient</text:p>
      <text:p text:style-name="P16"/>
      <text:p text:style-name="P16"/>
      <text:p text:style-name="P16"/>
      <text:p text:style-name="P17">[[ diagram pryzpadków użycia ]]</text:p>
      <text:p text:style-name="P17"/>
      <text:p text:style-name="P19">scenariusze do przypadków użycia</text:p>
      <text:p text:style-name="P18">rezerwacja serwisu</text:p>
      <text:p text:style-name="P20">1 klient dzwoni do serwisu</text:p>
      <text:p text:style-name="P20">2 pracownik obsługi odbiera</text:p>
      <text:p text:style-name="P20">3 pacjent zgłasza potrzebę naprawy roweru</text:p>
      <text:p text:style-name="P20">4 pracownik proponuje termin</text:p>
      <text:p text:style-name="P20">5 klient potwierdza</text:p>
      <text:p text:style-name="P20">6 pracownik rezerwuje termin</text:p>
      <text:p text:style-name="P20">7 klient kończy połączenie</text:p>
      <text:p text:style-name="P20"/>
      <text:p text:style-name="P20">alternatywnie:</text:p>
      <text:p text:style-name="P20">1 klient przychodzi do serwisu</text:p>
      <text:p text:style-name="P20">2 pracownik wita się z klientem</text:p>
      <text:p text:style-name="P20"/>
      <text:p text:style-name="P20">5 klientowi nie pasuje</text:p>
      <text:p text:style-name="P20">6 pracownik proponuje inny termin</text:p>
      <text:p text:style-name="P20">7 klient potwierdza</text:p>
      <text:p text:style-name="P21">8 pracownik rezerwuje termin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ourier New" svg:font-family="'Courier New'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  <style:font-face style:name="Symbol" svg:font-family="Symbol"/>
    <style:font-face style:name="Wingdings" svg:font-family="Wing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officeooo:rsid="001aff78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1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ormal" style:family="paragraph"/>
    <style:style style:name="List_20_Paragraph" style:display-name="List Paragraph" style:family="paragraph" style:parent-style-name="Normal">
      <style:paragraph-properties fo:margin-left="1.27cm" fo:margin-right="0cm" fo:text-indent="0cm" style:auto-text-indent="false"/>
    </style:style>
    <style:style style:name="T1" style:family="text">
      <style:text-properties style:font-name="Arial" fo:font-family="Arial" style:font-name-complex="Arial" style:font-family-complex="Arial"/>
    </style:style>
    <style:style style:name="T2" style:family="text">
      <style:text-properties style:font-name="Courier New" fo:font-family="'Courier New'" style:font-name-complex="Courier New" style:font-family-complex="'Courier New'"/>
    </style:style>
    <style:style style:name="T3" style:family="text">
      <style:text-properties style:font-name="Wingdings" fo:font-family="Wingdings" style:font-name-complex="Wingdings" style:font-family-complex="Wingdings"/>
    </style:style>
    <style:style style:name="T4" style:family="text">
      <style:text-properties style:font-name="Symbol" fo:font-family="Symbol" style:font-name-complex="Symbol" style:font-family-complex="Symbol"/>
    </style:style>
    <style:style style:name="T5" style:family="text">
      <style:text-properties style:font-name="Courier New" fo:font-family="'Courier New'" style:font-name-complex="Courier New" style:font-family-complex="'Courier New'"/>
    </style:style>
    <style:style style:name="T6" style:family="text">
      <style:text-properties style:font-name="Wingdings" fo:font-family="Wingdings" style:font-name-complex="Wingdings" style:font-family-complex="Wingdings"/>
    </style:style>
    <style:style style:name="T7" style:family="text">
      <style:text-properties style:font-name="Symbol" fo:font-family="Symbol" style:font-name-complex="Symbol" style:font-family-complex="Symbol"/>
    </style:style>
    <style:style style:name="T8" style:family="text">
      <style:text-properties style:font-name="Courier New" fo:font-family="'Courier New'" style:font-name-complex="Courier New" style:font-family-complex="'Courier New'"/>
    </style:style>
    <style:style style:name="T9" style:family="text">
      <style:text-properties style:font-name="Wingdings" fo:font-family="Wingdings" style:font-name-complex="Wingdings" style:font-family-complex="Wingdings"/>
    </style:style>
    <style:style style:name="T19" style:family="text">
      <style:text-properties style:font-name="Arial" fo:font-family="Arial" style:font-name-complex="Arial" style:font-family-complex="Arial"/>
    </style:style>
    <style:style style:name="T20" style:family="text">
      <style:text-properties style:font-name="Courier New" fo:font-family="'Courier New'" style:font-name-complex="Courier New" style:font-family-complex="'Courier New'"/>
    </style:style>
    <style:style style:name="T21" style:family="text">
      <style:text-properties style:font-name="Wingdings" fo:font-family="Wingdings" style:font-name-complex="Wingdings" style:font-family-complex="Wingdings"/>
    </style:style>
    <style:style style:name="T22" style:family="text">
      <style:text-properties style:font-name="Symbol" fo:font-family="Symbol" style:font-name-complex="Symbol" style:font-family-complex="Symbol"/>
    </style:style>
    <style:style style:name="T23" style:family="text">
      <style:text-properties style:font-name="Courier New" fo:font-family="'Courier New'" style:font-name-complex="Courier New" style:font-family-complex="'Courier New'"/>
    </style:style>
    <style:style style:name="T24" style:family="text">
      <style:text-properties style:font-name="Wingdings" fo:font-family="Wingdings" style:font-name-complex="Wingdings" style:font-family-complex="Wingdings"/>
    </style:style>
    <style:style style:name="T25" style:family="text">
      <style:text-properties style:font-name="Symbol" fo:font-family="Symbol" style:font-name-complex="Symbol" style:font-family-complex="Symbol"/>
    </style:style>
    <style:style style:name="T26" style:family="text">
      <style:text-properties style:font-name="Courier New" fo:font-family="'Courier New'" style:font-name-complex="Courier New" style:font-family-complex="'Courier New'"/>
    </style:style>
    <style:style style:name="T27" style:family="text">
      <style:text-properties style:font-name="Wingdings" fo:font-family="Wingdings" style:font-name-complex="Wingdings" style:font-family-complex="Wingdings"/>
    </style:style>
    <style:style style:name="T28" style:family="text">
      <style:text-properties style:font-name="Arial" fo:font-family="Arial" style:font-name-complex="Arial" style:font-family-complex="Arial"/>
    </style:style>
    <style:style style:name="T29" style:family="text">
      <style:text-properties style:font-name="Courier New" fo:font-family="'Courier New'" style:font-name-complex="Courier New" style:font-family-complex="'Courier New'"/>
    </style:style>
    <style:style style:name="T30" style:family="text">
      <style:text-properties style:font-name="Wingdings" fo:font-family="Wingdings" style:font-name-complex="Wingdings" style:font-family-complex="Wingdings"/>
    </style:style>
    <style:style style:name="T31" style:family="text">
      <style:text-properties style:font-name="Symbol" fo:font-family="Symbol" style:font-name-complex="Symbol" style:font-family-complex="Symbol"/>
    </style:style>
    <style:style style:name="T32" style:family="text">
      <style:text-properties style:font-name="Courier New" fo:font-family="'Courier New'" style:font-name-complex="Courier New" style:font-family-complex="'Courier New'"/>
    </style:style>
    <style:style style:name="T33" style:family="text">
      <style:text-properties style:font-name="Wingdings" fo:font-family="Wingdings" style:font-name-complex="Wingdings" style:font-family-complex="Wingdings"/>
    </style:style>
    <style:style style:name="T34" style:family="text">
      <style:text-properties style:font-name="Symbol" fo:font-family="Symbol" style:font-name-complex="Symbol" style:font-family-complex="Symbol"/>
    </style:style>
    <style:style style:name="T35" style:family="text">
      <style:text-properties style:font-name="Courier New" fo:font-family="'Courier New'" style:font-name-complex="Courier New" style:font-family-complex="'Courier New'"/>
    </style:style>
    <style:style style:name="T36" style:family="text">
      <style:text-properties style:font-name="Wingdings" fo:font-family="Wingdings" style:font-name-complex="Wingdings" style:font-family-complex="Wingding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T1" loext:num-list-format="%1%" text:bullet-char="–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Arial"/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T19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0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21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22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23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24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25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26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27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T28" loext:num-list-format="%1%" text:bullet-char="–">
        <style:list-level-properties text:list-level-position-and-space-mode="label-alignment">
          <style:list-level-label-alignment text:label-followed-by="listtab" fo:text-indent="-0.635cm" fo:margin-left="1.251cm"/>
        </style:list-level-properties>
        <style:text-properties style:font-name="Arial"/>
      </text:list-level-style-bullet>
      <text:list-level-style-bullet text:level="2" text:style-name="T29" loext:num-list-format="%2%" text:bullet-char="o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Courier New"/>
      </text:list-level-style-bullet>
      <text:list-level-style-bullet text:level="3" text:style-name="T30" loext:num-list-format="%3%" text:bullet-char="§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Wingdings"/>
      </text:list-level-style-bullet>
      <text:list-level-style-bullet text:level="4" text:style-name="T31" loext:num-list-format="%4%" text:bullet-char="·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Symbol"/>
      </text:list-level-style-bullet>
      <text:list-level-style-bullet text:level="5" text:style-name="T32" loext:num-list-format="%5%" text:bullet-char="o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Courier New"/>
      </text:list-level-style-bullet>
      <text:list-level-style-bullet text:level="6" text:style-name="T33" loext:num-list-format="%6%" text:bullet-char="§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Wingdings"/>
      </text:list-level-style-bullet>
      <text:list-level-style-bullet text:level="7" text:style-name="T34" loext:num-list-format="%7%" text:bullet-char="·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Symbol"/>
      </text:list-level-style-bullet>
      <text:list-level-style-bullet text:level="8" text:style-name="T35" loext:num-list-format="%8%" text:bullet-char="o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Courier New"/>
      </text:list-level-style-bullet>
      <text:list-level-style-bullet text:level="9" text:style-name="T36" loext:num-list-format="%9%" text:bullet-char="§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6T21:30:40.562457827</meta:creation-date>
    <dc:date>2022-06-06T23:32:26.619098817</dc:date>
    <meta:editing-duration>PT1H2M36S</meta:editing-duration>
    <meta:editing-cycles>14</meta:editing-cycles>
    <meta:generator>LibreOffice/7.2.6.2$Linux_X86_64 LibreOffice_project/20$Build-2</meta:generator>
    <meta:document-statistic meta:table-count="0" meta:image-count="0" meta:object-count="0" meta:page-count="3" meta:paragraph-count="61" meta:word-count="264" meta:character-count="2006" meta:non-whitespace-character-count="1793"/>
  </office:meta>
</office:document-meta>
</file>